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6" style:family="table-cell" style:parent-style-name="Default" style:data-style-name="N132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38H12M02.727272727S" calcext:value-type="time">
            <text:p>38:12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839H35M00S" calcext:value-type="time">
            <text:p>839:35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499751984126984" calcext:value-type="percentage">
            <text:p>49.98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3H37M46.558441558S" calcext:value-type="time">
            <text:p>13:37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110" calcext:value-type="float">
            <text:p>110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30H27M02.727273S" calcext:value-type="time">
            <text:p>30:27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486" calcext:value-type="float">
            <text:p>486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07H45M00S" calcext:value-type="time">
            <text:p>07:45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08" calcext:value-type="float">
            <text:p>308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number-columns-repeated="1020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8]-[.B298]+([.C298]&lt;[.B2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299]-[.B299]+([.C299]&lt;[.B2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0]-[.B300]+([.C300]&lt;[.B3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1]-[.B301]+([.C301]&lt;[.B3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2]-[.B302]+([.C302]&lt;[.B3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3]-[.B303]+([.C303]&lt;[.B3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4]-[.B304]+([.C304]&lt;[.B3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5]-[.B305]+([.C305]&lt;[.B3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6]-[.B306]+([.C306]&lt;[.B3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7]-[.B307]+([.C307]&lt;[.B3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8]-[.B308]+([.C308]&lt;[.B3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09]-[.B309]+([.C309]&lt;[.B3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0]-[.B310]+([.C310]&lt;[.B3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1]-[.B311]+([.C311]&lt;[.B3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2]-[.B312]+([.C312]&lt;[.B3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3]-[.B313]+([.C313]&lt;[.B3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4]-[.B314]+([.C314]&lt;[.B3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5]-[.B315]+([.C315]&lt;[.B3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6]-[.B316]+([.C316]&lt;[.B3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7]-[.B317]+([.C317]&lt;[.B3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8]-[.B318]+([.C318]&lt;[.B3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9]-[.B319]+([.C319]&lt;[.B3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0]-[.B320]+([.C320]&lt;[.B3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1]-[.B321]+([.C321]&lt;[.B3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2]-[.B322]+([.C322]&lt;[.B3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3]-[.B323]+([.C323]&lt;[.B3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4]-[.B324]+([.C324]&lt;[.B3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5]-[.B325]+([.C325]&lt;[.B3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6]-[.B326]+([.C326]&lt;[.B3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7]-[.B327]+([.C327]&lt;[.B3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8]-[.B328]+([.C328]&lt;[.B3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9]-[.B329]+([.C329]&lt;[.B3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36" calcext:value-type="string">
            <text:p>&gt;44836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07H45M00S" calcext:value-type="time">
            <text:p>07:45</text:p>
          </table:table-cell>
        </table:table-row>
        <table:table-row table:style-name="ro1">
          <table:table-cell table:style-name="ce22" office:value-type="date" office:date-value="2022-10-03" calcext:value-type="date">
            <text:p>03/10/2022</text:p>
          </table:table-cell>
          <table:table-cell table:style-name="ce23" office:value-type="time" office:time-value="PT15H15M00S" calcext:value-type="time">
            <text:p>03:15 PM</text:p>
          </table:table-cell>
          <table:table-cell table:style-name="ce23" office:value-type="time" office:time-value="PT19H25M00S" calcext:value-type="time">
            <text:p>07:25 PM</text:p>
          </table:table-cell>
          <table:table-cell table:style-name="ce27" table:formula="of:=([.C2]-[.B2]+([.C2]&lt;[.B2]))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03" calcext:value-type="date">
            <text:p>03/10/2022</text:p>
          </table:table-cell>
          <table:table-cell table:style-name="ce23" office:value-type="time" office:time-value="PT21H55M00S" calcext:value-type="time">
            <text:p>09:55 PM</text:p>
          </table:table-cell>
          <table:table-cell table:style-name="ce23" office:value-type="time" office:time-value="PT01H30M00S" calcext:value-type="time">
            <text:p>01:30 AM</text:p>
          </table:table-cell>
          <table:table-cell table:style-name="ce27" table:formula="of:=([.C3]-[.B3]+([.C3]&lt;[.B3]))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36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04T01:25:25.807000000</dc:date>
    <meta:editing-duration>P234DT45M44S</meta:editing-duration>
    <meta:editing-cycles>1601</meta:editing-cycles>
    <meta:generator>LibreOffice/7.4.1.2$Windows_X86_64 LibreOffice_project/3c58a8f3a960df8bc8fd77b461821e42c061c5f0</meta:generator>
    <meta:document-statistic meta:table-count="4" meta:cell-count="1727" meta:object-count="0"/>
  </office:meta>
</office:document-meta>
</file>